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902aa" officeooo:paragraph-rsid="001902a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ohdanto</text:p>
      <text:p text:style-name="P1"/>
      <text:p text:style-name="P1">Harjoitustyön aihe on muistilista. Muistilista sijaitsee palvelimella, jolloin useat eri käyttäjät voivat käyttää omaa listaansa internetin välityksellä. Tarkoituksena on, että järjestelmään voi lisätä omia askareitaan muistiin niin että askareet ovat tärkeysjärjestyksessä. Askareita voi myös luokitella erilaisiin luokkiin ja luokat voivat edelleen jakautua aliluokkiin. Käyttäjä voi lisätä haluamiaan luokkia tahtonsa mukaan. Tarvittaessa käyttäjä voi myös muokata jo tallennettua askaretta. Askareen tärkeyttä voi muuttaa, ja siihen voi lisätä tai siitä voi poistaa luokkia.</text:p>
      <text:p text:style-name="P1"/>
      <text:p text:style-name="P1">Työ toteutetaan web-pohjaisena sovelluksena koulun users-palvelimella PHP-kielellä. Tietokantana käytetään PostgreSQL-tietokantaa.</text:p>
      <text:p text:style-name="P1"/>
      <text:p text:style-name="P1"/>
      <text:p text:style-name="P1">Yleiskuva järjestelmästä</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i" fo:country="FI"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fi" fo:country="FI"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04T13:08:14.633093126</meta:creation-date>
    <dc:date>2014-09-04T13:19:39.685020102</dc:date>
    <meta:editing-duration>P0D</meta:editing-duration>
    <meta:editing-cycles>1</meta:editing-cycles>
    <meta:document-statistic meta:table-count="0" meta:image-count="0" meta:object-count="0" meta:page-count="1" meta:paragraph-count="4" meta:word-count="84" meta:character-count="740" meta:non-whitespace-character-count="740"/>
    <meta:generator>LibreOffice/4.2.6.3$Linux_X86_64 LibreOffice_project/420m0$Build-3</meta:generator>
  </office:meta>
</office:document-meta>
</file>